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7902in" fo:break-before="auto" style:use-optimal-row-height="false"/>
    </style:style>
    <style:style style:name="ro4" style:family="table-row">
      <style:table-row-properties style:row-height="0.6083in" fo:break-before="auto" style:use-optimal-row-height="false"/>
    </style:style>
    <style:style style:name="ro5" style:family="table-row">
      <style:table-row-properties style:row-height="0.7516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6602in" fo:break-before="auto" style:use-optimal-row-height="false"/>
    </style:style>
    <style:style style:name="ro9" style:family="table-row">
      <style:table-row-properties style:row-height="0.7382in" fo:break-before="auto" style:use-optimal-row-height="false"/>
    </style:style>
    <style:style style:name="ro10" style:family="table-row">
      <style:table-row-properties style:row-height="0.6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0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00" fo:border="0.0008in solid #000000"/>
    </style:style>
    <style:style style:name="ce13" style:family="table-cell" style:parent-style-name="Default">
      <style:text-properties fo:color="#ff3333" fo:font-size="14pt" style:font-size-asian="14pt" style:font-size-complex="14pt"/>
    </style:style>
    <style:style style:name="ce1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2"/>
        <table:table-column table:style-name="co1" table:number-columns-repeated="3" table:default-cell-style-name="ce9"/>
        <table:table-column table:style-name="co1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8" office:value-type="string">
            <text:p>Активность источника, <text:s/>Кбк</text:p>
          </table:table-cell>
          <table:table-cell table:style-name="ce11" office:value-type="float" office:value="86.05">
            <text:p>86.05</text:p>
          </table:table-cell>
          <table:table-cell table:style-name="Default"/>
          <table:table-cell table:style-name="ce13" office:value-type="string">
            <text:p>ВВОДИТЬ ЗНАЧЕНИЯ ТОЛЬКО В ЗЕЛЕНЫЕ ПОЛЯ!!!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58">
            <text:p>558</text:p>
          </table:table-cell>
          <table:table-cell table:style-name="ce2"/>
          <table:table-cell table:style-name="Default" table:number-columns-repeated="6"/>
        </table:table-row>
        <table:table-row table:style-name="ro3">
          <table:table-cell/>
          <table:table-cell table:style-name="ce3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4" office:value-type="string" table:number-columns-spanned="1" table:number-rows-spanned="2">
            <text:p><text:span text:style-name="T2">Расчетное значение </text:span><text:span text:style-name="T2">чувствитель-ности БД</text:span></text:p>
            <text:p><text:span text:style-name="T2">Sp, с-1·кБк-1</text:span></text:p>
          </table:table-cell>
          <table:table-cell table:style-name="ce3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4">
          <table:table-cell/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covered-table-cell table:number-columns-repeated="3" table:style-name="ce3"/>
          <table:covered-table-cell table:style-name="ce17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9" table:formula="of:=SUM([.B7:.B11])/5" office:value-type="float" office:value="144" table:number-columns-spanned="1" table:number-rows-spanned="5">
            <text:p>144</text:p>
          </table:table-cell>
          <table:table-cell office:value-type="float" office:value="5221">
            <text:p>5221</text:p>
          </table:table-cell>
          <table:table-cell table:style-name="ce9" table:formula="of:=SUM([.D7:.D11])/5" office:value-type="float" office:value="5215" table:number-columns-spanned="1" table:number-rows-spanned="5">
            <text:p>5215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7]-[.C7])/[.F7]" office:value-type="float" office:value="58.9308541545613" table:number-columns-spanned="1" table:number-rows-spanned="5">
            <text:p>58.93</text:p>
          </table:table-cell>
          <table:table-cell table:style-name="ce15" table:formula="of:=60.8-[.G7]" office:value-type="float" office:value="1.86914584543869" table:number-columns-spanned="1" table:number-rows-spanned="5">
            <text:p>1.87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covered-table-cell/>
          <table:table-cell office:value-type="float" office:value="5199">
            <text:p>5199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46">
            <text:p>146</text:p>
          </table:table-cell>
          <table:covered-table-cell/>
          <table:table-cell office:value-type="float" office:value="5203">
            <text:p>5203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45">
            <text:p>145</text:p>
          </table:table-cell>
          <table:covered-table-cell/>
          <table:table-cell office:value-type="float" office:value="5238">
            <text:p>5238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44">
            <text:p>144</text:p>
          </table:table-cell>
          <table:covered-table-cell/>
          <table:table-cell office:value-type="float" office:value="5214">
            <text:p>5214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3">
            <text:p>563</text:p>
          </table:table-cell>
          <table:table-cell table:style-name="ce2"/>
          <table:table-cell table:style-name="Default" table:number-columns-repeated="6"/>
        </table:table-row>
        <table:table-row table:style-name="ro5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значение </text:span><text:span text:style-name="T3">чувствитель-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6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9" table:formula="of:=SUM([.B17:.B21])/5" office:value-type="float" office:value="163.6" table:number-columns-spanned="1" table:number-rows-spanned="5">
            <text:p>163.6</text:p>
          </table:table-cell>
          <table:table-cell office:value-type="float" office:value="5095">
            <text:p>5095</text:p>
          </table:table-cell>
          <table:table-cell table:style-name="ce9" table:formula="of:=SUM([.D17:.D21])/5" office:value-type="float" office:value="5090.4" table:number-columns-spanned="1" table:number-rows-spanned="5">
            <text:p>5090.4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17]-[.C17])/[.F17]" office:value-type="float" office:value="57.2550842533411" table:number-columns-spanned="1" table:number-rows-spanned="5">
            <text:p>57.26</text:p>
          </table:table-cell>
          <table:table-cell table:style-name="ce15" table:formula="of:=60.8-[.G17]" office:value-type="float" office:value="3.54491574665892" table:number-columns-spanned="1" table:number-rows-spanned="5">
            <text:p>3.54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covered-table-cell/>
          <table:table-cell office:value-type="float" office:value="5075">
            <text:p>5075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5088">
            <text:p>5088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5">
            <text:p>165</text:p>
          </table:table-cell>
          <table:covered-table-cell/>
          <table:table-cell office:value-type="float" office:value="5084">
            <text:p>5084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5110">
            <text:p>511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/>
          <table:table-cell table:style-name="Default" table:number-columns-repeated="6"/>
        </table:table-row>
        <table:table-row table:style-name="ro7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значение </text:span><text:span text:style-name="T3">чувствитель-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8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9" table:formula="of:=SUM([.B27:.B31])/5" office:value-type="float" office:value="159.8" table:number-columns-spanned="1" table:number-rows-spanned="5">
            <text:p>159.8</text:p>
          </table:table-cell>
          <table:table-cell office:value-type="float" office:value="4905">
            <text:p>4905</text:p>
          </table:table-cell>
          <table:table-cell table:style-name="ce9" table:formula="of:=SUM([.D27:.D31])/5" office:value-type="float" office:value="4914.2" table:number-columns-spanned="1" table:number-rows-spanned="5">
            <text:p>4914.2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27]-[.C27])/[.F27]" office:value-type="float" office:value="55.2515979081929" table:number-columns-spanned="1" table:number-rows-spanned="5">
            <text:p>55.25</text:p>
          </table:table-cell>
          <table:table-cell table:style-name="ce15" table:formula="of:=60.8-[.G27]" office:value-type="float" office:value="5.54840209180709" table:number-columns-spanned="1" table:number-rows-spanned="5">
            <text:p>5.55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913">
            <text:p>4913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4925">
            <text:p>4925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928">
            <text:p>4928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0">
            <text:p>160</text:p>
          </table:table-cell>
          <table:covered-table-cell/>
          <table:table-cell office:value-type="float" office:value="4900">
            <text:p>49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/>
          <table:table-cell table:style-name="Default" table:number-columns-repeated="6"/>
        </table:table-row>
        <table:table-row table:style-name="ro9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значение </text:span><text:span text:style-name="T3">чувствитель-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10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9" table:formula="of:=SUM([.B37:.B41])/5" office:value-type="float" office:value="160" table:number-columns-spanned="1" table:number-rows-spanned="5">
            <text:p>160</text:p>
          </table:table-cell>
          <table:table-cell office:value-type="float" office:value="4804">
            <text:p>4804</text:p>
          </table:table-cell>
          <table:table-cell table:style-name="ce9" table:formula="of:=SUM([.D37:.D41])/5" office:value-type="float" office:value="4806.8" table:number-columns-spanned="1" table:number-rows-spanned="5">
            <text:p>4806.8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37]-[.C37])/[.F37]" office:value-type="float" office:value="54.0011621150494" table:number-columns-spanned="1" table:number-rows-spanned="5">
            <text:p>54.00</text:p>
          </table:table-cell>
          <table:table-cell table:style-name="ce15" table:formula="of:=60.8-[.G37]" office:value-type="float" office:value="6.7988378849506" table:number-columns-spanned="1" table:number-rows-spanned="5">
            <text:p>6.8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covered-table-cell/>
          <table:table-cell office:value-type="float" office:value="4812">
            <text:p>4812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3">
            <text:p>163</text:p>
          </table:table-cell>
          <table:covered-table-cell/>
          <table:table-cell office:value-type="float" office:value="4797">
            <text:p>4797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58">
            <text:p>158</text:p>
          </table:table-cell>
          <table:covered-table-cell/>
          <table:table-cell office:value-type="float" office:value="4804">
            <text:p>4804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817">
            <text:p>4817</text:p>
          </table:table-cell>
          <table:covered-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currency-style style:name="N127P0" style:volatile="true">
      <number:currency-symbol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09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28:46.20</meta:creation-date>
    <dc:date>2019-12-18T09:43:10.45</dc:date>
    <meta:editing-duration>PT1H20M49S</meta:editing-duration>
    <meta:editing-cycles>4</meta:editing-cycles>
    <meta:generator>OpenOffice/4.1.6$Win32 OpenOffice.org_project/416m1$Build-9790</meta:generator>
    <meta:document-statistic meta:table-count="3" meta:cell-count="111" meta:object-count="0"/>
  </office:meta>
</office:document-meta>
</file>